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119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71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 fo:wrap-option="wrap" fo:border="0.99pt dotted #000000" style:vertical-align="middle"/>
      <style:paragraph-properties fo:text-align="start" fo:margin-left="0mm"/>
      <style:text-properties style:text-position="" style:font-name="Bitstream Charter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99pt dotted #000000" style:vertical-align="automatic"/>
      <style:paragraph-properties fo:text-align="center" fo:margin-left="0mm"/>
      <style:text-properties style:text-position="" style:font-name="Bitstream Charter" fo:font-size="9pt" style:font-size-asian="9pt" style:font-size-complex="9pt"/>
    </style:style>
    <style:style style:name="ce13" style:family="table-cell" style:parent-style-name="Default">
      <style:table-cell-properties fo:background-color="#ffffff" fo:border="0.99pt dotted #000000"/>
      <style:text-properties style:text-position=""/>
    </style:style>
    <style:style style:name="ce2" style:family="table-cell" style:parent-style-name="Default">
      <style:table-cell-properties fo:border="0.99pt dotted #000000"/>
      <style:text-properties style:text-position="" style:font-name="Bitstream Charter" fo:font-size="9pt" style:font-size-asian="9pt" style:font-size-complex="9pt"/>
    </style:style>
    <style:style style:name="ce3" style:family="table-cell" style:parent-style-name="Default">
      <style:table-cell-properties fo:background-color="#66ccff" style:text-align-source="fix" style:repeat-content="false" fo:border="0.99pt dotted #000000" style:vertical-align="automatic"/>
      <style:paragraph-properties fo:text-align="center" fo:margin-left="0mm"/>
      <style:text-properties style:text-position=""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no-wrap" fo:border="0.99pt dotted #000000" style:vertical-align="middle"/>
      <style:paragraph-properties fo:text-align="center" fo:margin-left="0mm"/>
      <style:text-properties style:text-position="" style:font-name="Bitstream Charter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no-wrap" fo:border="0.99pt dotted #000000" style:vertical-align="automatic"/>
      <style:paragraph-properties fo:text-align="center" fo:margin-left="0mm"/>
      <style:text-properties style:text-position="" style:font-name="Bitstream Charter" fo:font-size="9pt" style:font-size-asian="9pt" style:font-size-complex="9pt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mm"/>
      <style:text-properties style:text-position="" style:font-name="Bitstream Charter" fo:font-size="9pt" style:font-size-asian="9pt" style:font-size-complex="9pt"/>
    </style:style>
    <style:style style:name="ce9" style:family="table-cell" style:parent-style-name="Default">
      <style:table-cell-properties fo:background-color="#66ccff" style:text-align-source="fix" style:repeat-content="false" fo:border="0.99pt dotted #000000" style:vertical-align="middle"/>
      <style:paragraph-properties fo:text-align="center" fo:margin-left="0mm"/>
      <style:text-properties style:text-position=""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8" style:family="table-cell" style:parent-style-name="Default">
      <style:table-cell-properties fo:background-color="#ccff99" style:text-align-source="fix" style:repeat-content="false" fo:wrap-option="wrap" fo:border="0.99pt dotted #000000" style:vertical-align="middle"/>
      <style:paragraph-properties fo:text-align="start" fo:margin-left="0mm"/>
      <style:text-properties style:font-name="Bitstream Charter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order="0.99pt dotted #000000"/>
      <style:text-properties style:font-name="Bitstream Charter" fo:font-size="9pt" style:font-size-asian="9pt" style:font-size-complex="9pt"/>
    </style:style>
    <style:style style:name="ce20" style:family="table-cell" style:parent-style-name="Default">
      <style:table-cell-properties fo:background-color="#66ccff"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wrap-option="no-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26" style:family="table-cell" style:parent-style-name="Default">
      <style:table-cell-properties fo:background-color="#66ccff"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7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30" style:family="table-cell" style:parent-style-name="Default">
      <style:table-cell-properties fo:background-color="#ffffff" fo:border="0.99pt dotted #00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7" style:family="text">
      <style:text-properties fo:font-weight="normal" style:text-underline-style="none" style:text-underline-color="font-color" style:font-weight-asian="normal" style:font-weight-complex="normal"/>
    </style:style>
    <style:style style:name="T8" style:family="text">
      <style:text-properties style:text-underline-style="none" style:text-underline-color="font-color" fo:font-weight="bold" style:font-weight-asian="bold" style:font-weight-complex="bold"/>
    </style:style>
    <style:style style:name="T9" style:family="text">
      <style:text-properties style:text-underline-style="none" style:text-underline-color="font-color" fo:font-weight="normal" style:font-weight-asian="normal" style:font-weight-complex="normal"/>
    </style:style>
  </office:automatic-styles>
  <office:body>
    <office:spreadsheet>
      <table:table table:name="MI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 table:number-columns-spanned="3" table:number-rows-spanned="2">
            <text:p><text:span text:style-name="T1">Prerequisite</text:span></text:p>
            <text:p/>
            <text:p><text:span text:style-name="T2">1. User should have few actions (</text:span><text:span text:style-name="T3">create Event, update Event)</text:span><text:span text:style-name="T4"> in event tab</text:span></text:p>
            <text:p/>
            <text:p>2. DB table name <text:span text:style-name="T5">(recruit_events)</text:span>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covered-table-cell table:number-columns-repeated="3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Type of Events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lkIn</text:p>
          </table:table-cell>
          <table:table-cell table:style-name="ce8" office:value-type="string" calcext:value-type="string">
            <text:p>Type – 2</text:p>
          </table:table-cell>
          <table:table-cell table:style-name="ce12" office:value-type="string" calcext:value-type="string">
            <text:p>Address Based even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ff Campus</text:p>
          </table:table-cell>
          <table:table-cell table:style-name="ce8" office:value-type="string" calcext:value-type="string">
            <text:p>Type – 1</text:p>
          </table:table-cell>
          <table:table-cell table:style-name="ce12" office:value-type="string" calcext:value-type="string">
            <text:p>Address Based even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ool Campus</text:p>
          </table:table-cell>
          <table:table-cell table:style-name="ce8" office:value-type="string" calcext:value-type="string">
            <text:p>Type – 6</text:p>
          </table:table-cell>
          <table:table-cell table:style-name="ce12" office:value-type="string" calcext:value-type="string">
            <text:p>All colleges decides one college to make an even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 Campus</text:p>
          </table:table-cell>
          <table:table-cell table:style-name="ce8" office:value-type="string" calcext:value-type="string">
            <text:p>Type – 0</text:p>
          </table:table-cell>
          <table:table-cell table:style-name="ce12" office:value-type="string" calcext:value-type="string">
            <text:p>With in the colle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S.No</text:p>
          </table:table-cell>
          <table:table-cell table:style-name="ce9" office:value-type="string" calcext:value-type="string" table:number-columns-spanned="2" table:number-rows-spanned="1">
            <text:p>Scenarios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Create WalkIn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Create Off Campus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Create Pool Campus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 table:number-columns-spanned="2" table:number-rows-spanned="1">
            <text:p>Create In Campus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 table:number-columns-spanned="2" table:number-rows-spanned="1">
            <text:p>WalkIn to be --&gt; Off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 table:number-columns-spanned="2" table:number-rows-spanned="1">
            <text:p>WalkIn to be --&gt; Pool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 table:number-columns-spanned="2" table:number-rows-spanned="1">
            <text:p>WalkIn to be --&gt; In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 table:number-columns-spanned="2" table:number-rows-spanned="1">
            <text:p>Off Campus to be --&gt; WalkIn + Other details (event dates, slot, eventmanager...etc)</text:p>
          </table:table-cell>
          <table:covered-table-cell/>
          <table:table-cell table:number-columns-repeated="102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 table:number-columns-spanned="2" table:number-rows-spanned="1">
            <text:p>Off Campus to be --&gt; Pool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 table:number-columns-spanned="2" table:number-rows-spanned="1">
            <text:p>Off Campus to be --&gt; In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0" office:value-type="string" calcext:value-type="string" table:number-columns-spanned="2" table:number-rows-spanned="1">
            <text:p>Pool Campus to be --&gt; WalkIn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0" office:value-type="string" calcext:value-type="string" table:number-columns-spanned="2" table:number-rows-spanned="1">
            <text:p>Pool Campus to be --&gt; Off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 table:number-columns-spanned="2" table:number-rows-spanned="1">
            <text:p>Pool Campus to be --&gt; In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0" office:value-type="string" calcext:value-type="string" table:number-columns-spanned="2" table:number-rows-spanned="1">
            <text:p>In Campus to be --&gt; WalkIn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0" office:value-type="string" calcext:value-type="string" table:number-columns-spanned="2" table:number-rows-spanned="1">
            <text:p>In Campus to be --&gt; Off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0" office:value-type="string" calcext:value-type="string" table:number-columns-spanned="2" table:number-rows-spanned="1">
            <text:p>In Campus to be --&gt; Pool Campus + Other details (event dates, slot, eventmanager...etc)</text:p>
          </table:table-cell>
          <table:covered-table-cell table:style-name="ce11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 style:data-style-name="N2" text:time-value="10:48:49.806412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4:45.162954312</meta:creation-date>
    <dc:date>2019-07-23T10:48:39.351761708</dc:date>
    <meta:editing-duration>P1DT3H35M19S</meta:editing-duration>
    <meta:editing-cycles>116</meta:editing-cycles>
    <meta:generator>LibreOffice/5.1.6.2$Linux_X86_64 LibreOffice_project/10m0$Build-2</meta:generator>
    <meta:document-statistic meta:table-count="1" meta:cell-count="50" meta:object-count="0"/>
  </office:meta>
</office:document-meta>
</file>